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54a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8fb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d54a8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e8fb6"/>
    </style:style>
    <style:style style:name="P6" style:family="paragraph" style:parent-style-name="Standard">
      <style:text-properties fo:color="#000000" loext:opacity="100%" fo:font-weight="bold" officeooo:paragraph-rsid="001f4140" style:font-weight-asian="bold" style:font-weight-complex="bold"/>
    </style:style>
    <style:style style:name="T1" style:family="text">
      <style:text-properties fo:font-variant="normal" fo:text-transform="none" style:font-name="S hne" fo:font-size="12pt" fo:letter-spacing="normal" fo:font-style="normal"/>
    </style:style>
    <style:style style:name="T2" style:family="text">
      <style:text-properties fo:font-variant="normal" fo:text-transform="none" style:font-name="S hne" fo:font-size="12pt" fo:letter-spacing="normal" fo:font-style="normal" fo:font-weight="normal"/>
    </style:style>
    <style:style style:name="T3" style:family="text">
      <style:text-properties fo:font-variant="normal" fo:text-transform="none" style:font-name="S hne" fo:font-size="12pt" fo:letter-spacing="normal" fo:font-style="normal" fo:font-weight="normal" officeooo:rsid="001d54a8"/>
    </style:style>
    <style:style style:name="T4" style:family="text">
      <style:text-properties fo:font-variant="normal" fo:text-transform="none" style:font-name="S hne" fo:font-size="12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style:font-name="S hne" fo:font-size="12pt" fo:letter-spacing="normal" fo:font-style="normal" fo:font-weight="normal" officeooo:rsid="001d54a8" style:font-weight-asian="bold" style:font-weight-complex="bold"/>
    </style:style>
    <style:style style:name="T6" style:family="text">
      <style:text-properties fo:font-variant="normal" fo:text-transform="none" style:font-name="S hne" fo:font-size="12pt" fo:letter-spacing="normal" fo:font-style="normal" fo:font-weight="normal" officeooo:rsid="001e8fb6" style:font-weight-asian="bold" style:font-weight-complex="bold"/>
    </style:style>
    <style:style style:name="T7" style:family="text">
      <style:text-properties fo:font-variant="normal" fo:text-transform="none" style:font-name="S hne" fo:font-size="12pt" fo:letter-spacing="normal" fo:font-style="normal" fo:font-weight="normal" officeooo:rsid="001e8fb6"/>
    </style:style>
    <style:style style:name="T8" style:family="text">
      <style:text-properties fo:font-variant="normal" fo:text-transform="none" style:font-name="S hne" fo:font-size="12pt" fo:letter-spacing="normal" fo:font-style="normal" fo:font-weight="bold" officeooo:rsid="001d54a8" style:font-weight-asian="bold" style:font-weight-complex="bold"/>
    </style:style>
    <style:style style:name="T9" style:family="text">
      <style:text-properties fo:font-variant="normal" fo:text-transform="none" fo:color="#ff0000" loext:opacity="100%" style:font-name="S hne" fo:font-size="12pt" fo:letter-spacing="normal" fo:font-style="normal" fo:font-weight="normal" officeooo:rsid="001d54a8"/>
    </style:style>
    <style:style style:name="T10" style:family="text">
      <style:text-properties fo:font-variant="normal" fo:text-transform="none" fo:color="#ff0000" loext:opacity="100%" style:font-name="S hne" fo:font-size="12pt" fo:letter-spacing="normal" fo:font-style="normal" fo:font-weight="normal" officeooo:rsid="001d54a8" style:font-weight-asian="normal" style:font-weight-complex="normal"/>
    </style:style>
    <style:style style:name="T11" style:family="text">
      <style:text-properties fo:font-variant="normal" fo:text-transform="none" fo:color="#ff0000" loext:opacity="100%" style:font-name="S hne" fo:font-size="12pt" fo:letter-spacing="normal" fo:font-style="normal" fo:font-weight="normal" officeooo:rsid="001fd0ec" style:font-weight-asian="normal" style:font-weight-complex="normal"/>
    </style:style>
    <style:style style:name="T12" style:family="text">
      <style:text-properties fo:font-variant="normal" fo:text-transform="none" fo:color="#ff0000" loext:opacity="100%" style:font-name="S hne" fo:font-size="12pt" fo:letter-spacing="normal" fo:font-style="normal" fo:font-weight="normal" officeooo:rsid="001e8fb6"/>
    </style:style>
    <style:style style:name="T13" style:family="text">
      <style:text-properties fo:font-variant="normal" fo:text-transform="none" fo:color="#000000" loext:opacity="100%" style:font-name="S hne" fo:font-size="12pt" fo:letter-spacing="normal" fo:font-style="normal" fo:font-weight="bold" officeooo:rsid="001d54a8" style:font-weight-asian="bold" style:font-weight-complex="bold"/>
    </style:style>
    <style:style style:name="T14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S hne" fo:font-size="12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000000" loext:opacity="100%" style:font-name="S hne" fo:font-size="12pt" fo:letter-spacing="normal" fo:font-style="normal" fo:font-weight="normal" officeooo:rsid="001fd0ec" style:font-weight-asian="bold" style:font-weight-complex="bold"/>
    </style:style>
    <style:style style:name="T17" style:family="text">
      <style:text-properties fo:font-variant="normal" fo:text-transform="none" fo:color="#000000" loext:opacity="100%" style:font-name="S hne" fo:font-size="12pt" fo:letter-spacing="normal" fo:font-style="normal" fo:font-weight="normal" officeooo:rsid="001d54a8"/>
    </style:style>
    <style:style style:name="T18" style:family="text">
      <style:text-properties fo:font-variant="normal" fo:text-transform="none" fo:color="#000000" loext:opacity="100%" style:font-name="S hne" fo:font-size="12pt" fo:letter-spacing="normal" fo:font-style="normal" fo:font-weight="normal" officeooo:rsid="001fd0ec" style:font-weight-asian="normal" style:font-weight-complex="normal"/>
    </style:style>
    <style:style style:name="T19" style:family="text">
      <style:text-properties fo:font-variant="normal" fo:text-transform="none" fo:color="#c9211e" loext:opacity="100%" style:font-name="S hne" fo:font-size="12pt" fo:letter-spacing="normal" fo:font-style="normal" fo:font-weight="normal" officeooo:rsid="001e8fb6"/>
    </style:style>
    <style:style style:name="T20" style:family="text">
      <style:text-properties fo:font-variant="normal" fo:text-transform="none" fo:color="#c9211e" loext:opacity="100%" style:font-name="S hne" fo:font-size="12pt" fo:letter-spacing="normal" fo:font-style="normal" fo:font-weight="normal" officeooo:rsid="001d54a8" style:font-weight-asian="bold" style:font-weight-complex="bold"/>
    </style:style>
    <style:style style:name="T21" style:family="text">
      <style:text-properties officeooo:rsid="001d54a8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weight="bold" officeooo:rsid="001d54a8" style:font-weight-asian="bold" style:font-weight-complex="bold"/>
    </style:style>
    <style:style style:name="T24" style:family="text">
      <style:text-properties fo:color="#000000" loext:opacity="100%" officeooo:rsid="001d5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Find the ascii sum of the characters in your name and surname. (ascii sum of the name ali is 097+ 108+ 105=310) <text:line-break/> </text:span><text:span text:style-name="T8">A) </text:span><text:span text:style-name="T2">Asci iname= </text:span><text:span text:style-name="T9">Batihan</text:span><text:span text:style-name="T3"><text:tab/></text:span><text:span text:style-name="T2"><text:line-break/></text:span><text:span text:style-name="T8">B)</text:span><text:span text:style-name="T3"> </text:span><text:span text:style-name="T2">ASciisurname= </text:span><text:span text:style-name="T9">Malkocoglu</text:span><text:span text:style-name="T2"><text:line-break/></text:span><text:span text:style-name="T8">C)</text:span><text:span text:style-name="T3"> </text:span><text:span text:style-name="T2">ASciitotal= </text:span><text:span text:style-name="T3">sum =</text:span><text:span text:style-name="T9"> 1733</text:span><text:span text:style-name="T2"><text:line-break/></text:span><text:span text:style-name="T8">D) </text:span><text:span text:style-name="T2">Timernumber=(ASciitotal%14)+ 1 </text:span><text:span text:style-name="T3">= </text:span><text:span text:style-name="T12">12</text:span><text:span text:style-name="T2"><text:line-break/></text:span><text:span text:style-name="T8">E)</text:span><text:span text:style-name="T2">ARRNUMBER=65536-1 </text:span><text:span text:style-name="T3">=</text:span><text:span text:style-name="T9">65535 </text:span><text:span text:style-name="T2"><text:line-break/></text:span><text:span text:style-name="T8">F)</text:span><text:span text:style-name="T3"> </text:span><text:span text:style-name="T2">Duration=(ASciisurname%1500)*30 </text:span><text:span text:style-name="T3">=</text:span><text:span text:style-name="T19">3</text:span><text:span text:style-name="T20">1140</text:span><text:span text:style-name="T2"><text:line-break/></text:span><text:span text:style-name="T8">G) </text:span><text:span text:style-name="T2">LEDPINNUMBER=(ASciitotal%4)+ 12</text:span> <text:span text:style-name="T21">= </text:span><text:span text:style-name="T10"><text:s/></text:span><text:span text:style-name="T11">1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3">C)</text:span><text:span text:style-name="T24"> sum=&gt;</text:span><text:span text:style-name="T14">B = 066 a = 097 t = 116 i = 105 h = 104 a = 097 n = 110 M = 077 a = 097 l = 108 k = 107 o = 111 c = 099 o = 111 g = 103 l = 108 u = 117</text:span><text:span text:style-name="T22"> </text:span><text:span text:style-name="T24">soo <text:line-break/>==&gt;</text:span><text:span text:style-name="T14">ASciiname =066 + 097 + 116 + 105 + 104 + 097 + 110 + 077 + 097 + 108 + 107 + 111 + 099 + 111 + 103 + 108 + 117 = &gt; </text:span><text:span text:style-name="T17">***1733 =</text:span><text:span text:style-name="T22"> <text:s/></text:span><text:span text:style-name="T14">Asciitotal</text:span><text:span text:style-name="T17">***</text:span></text:p>
      <text:p text:style-name="P4"/>
      <text:p text:style-name="P4"/>
      <text:p text:style-name="P4"><text:span text:style-name="T8">D) </text:span><text:span text:style-name="T2">TimerNumber = (ASciitotal % 14) + 1 = (1733 % 14) + 1 = </text:span><text:span text:style-name="T7">12</text:span></text:p>
      <text:p text:style-name="P4"/>
      <text:p text:style-name="P4"><text:span text:style-name="T8">E) </text:span><text:span text:style-name="T2">ARRNUMBER = 65536 - 1 = 65535</text:span><text:span text:style-name="T1"> </text:span></text:p>
      <text:p text:style-name="P4"/>
      <text:p text:style-name="P4"><text:span text:style-name="T8">F) </text:span><text:span text:style-name="T4">Duration = (ASciisurname % 1500) * 30 = Duration = (ASciisurname % 1500) * 30 = ((077 + 097 + 108 + 107 + 111 + 099 + 111 + 103 + 108 + 117) % 1500) * 30 </text:span></text:p>
      <text:p text:style-name="P4"><text:span text:style-name="T5">=&gt;</text:span><text:span text:style-name="T4">(10</text:span><text:span text:style-name="T6">38</text:span><text:span text:style-name="T4"> % 1500) * 30 = 31140</text:span></text:p>
      <text:p text:style-name="P4"/>
      <text:p text:style-name="P2"><text:span text:style-name="T13">G) </text:span><text:span text:style-name="T15">LEDPINNUMBER = (ASciitotal </text:span><text:span text:style-name="T16">%</text:span><text:span text:style-name="T15">4) + 12 = (1590 / 4) + 12 = </text:span><text:span text:style-name="T18">14</text:span></text:p>
      <text:p text:style-name="P4"/>
      <text:p text:style-name="P6">https://github.com/CrowMasyt/EE242-mid-led2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4:38:52.883000000</meta:creation-date>
    <dc:date>2023-04-12T18:26:20.014000000</dc:date>
    <meta:editing-duration>PT31M21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8" meta:word-count="228" meta:character-count="1015" meta:non-whitespace-character-count="786"/>
  </office:meta>
</office:document-meta>
</file>